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1217" officeooo:paragraph-rsid="00021217"/>
    </style:style>
    <style:style style:name="P2" style:family="paragraph" style:parent-style-name="Standard">
      <style:text-properties officeooo:rsid="00021217" officeooo:paragraph-rsid="00021217"/>
    </style:style>
    <style:style style:name="P3" style:family="paragraph" style:parent-style-name="Standard" style:list-style-name="List_20_1">
      <style:text-properties officeooo:paragraph-rsid="00021217"/>
    </style:style>
    <style:style style:name="T1" style:family="text">
      <style:text-properties officeooo:rsid="00035fdb"/>
    </style:style>
    <style:style style:name="T2" style:family="text">
      <style:text-properties officeooo:rsid="0004bc14"/>
    </style:style>
    <style:style style:name="T3" style:family="text">
      <style:text-properties officeooo:rsid="00065b11"/>
    </style:style>
    <style:style style:name="T4" style:family="text">
      <style:text-properties officeooo:rsid="0009e611"/>
    </style:style>
    <style:style style:name="T5" style:family="text">
      <style:text-properties officeooo:rsid="000b1a67"/>
    </style:style>
    <style:style style:name="T6" style:family="text">
      <style:text-properties officeooo:rsid="00021217"/>
    </style:style>
    <style:style style:name="T7" style:family="text">
      <style:text-properties style:text-underline-style="none" officeooo:rsid="000b1a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a Queries</text:p>
      <text:p text:style-name="P1"/>
      <text:p text:style-name="P1">As media Queries, são nada mais, do que diferentes formato de visualização do site para diferentes necessidades, por exemplo, a letra que deixamos no site, pode ser diferente da letra para a impressão. </text:p>
      <text:p text:style-name="P1"><text:tab/>Para configurarmos a tela, criamos um link css com a tag media=”screen”</text:p>
      <text:p text:style-name="P1"><text:tab/>Para configurarmos as configurações de impressão, criamos um link css com a tag media=”print”</text:p>
      <text:p text:style-name="P1"><text:tab/><text:span text:style-name="T3">Para que possamos configurar ambos, nós usamos a media query all</text:span></text:p>
      <text:p text:style-name="P1"><text:tab/><text:span text:style-name="T1">Media quiry é igual a midia type + midia </text:span><text:span text:style-name="T4">features</text:span></text:p>
      <text:p text:style-name="P1"><text:tab/><text:span text:style-name="T2">Se o celular, está mais largo do que reto, ele está no modo landscape, se for ao contrario, ele está no modo </text:span><text:span text:style-name="T4">features</text:span><text:span text:style-name="T2">.</text:span></text:p>
      <text:p text:style-name="P1"><text:tab/><text:span text:style-name="T3">Para criarmos uma media fitcher, nos vamos na media query e escrevemos a palavra “end”, posteriormente, nós abrimos parênteses e escrevemos a palavra orientation: e depois, colocamos a palavra landscape ou potrait</text:span></text:p>
      <text:list text:style-name="List_20_1">
        <text:list-item>
          <text:p text:style-name="P3"><text:span text:style-name="T6"><text:tab/></text:span><text:span text:style-name="T5">Podemos usar os Typical Device Breakpoints, que nada mais são do que media features para diferentes larguras. Para criarmos uma Typical Device Breakpoint, nós primeiramente criamos um link css e depois nós inserimos as tags @media screen and(min-width500px) and (max-width 992px), as larguras, nós inserimos de acordo com as atualizações do w3c, e cada uma é para um tipo de dispositivo diferen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7T18:41:51.457000000</meta:creation-date>
    <dc:date>2022-11-08T23:13:37.375000000</dc:date>
    <meta:editing-duration>PT1H45M25S</meta:editing-duration>
    <meta:editing-cycles>6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9" meta:word-count="200" meta:character-count="1227" meta:non-whitespace-character-count="1029"/>
  </office:meta>
</office:document-meta>
</file>